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io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Wrong Sector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362642_5968459.wav.wav</text:p>
          </table:table-cell>
          <table:table-cell office:value-type="string" calcext:value-type="string">
            <text:p>0/306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2:.C9])" office:value-type="float" office:value="0.994225035807697" calcext:value-type="float">
            <text:p>0.994225035807697</text:p>
          </table:table-cell>
        </table:table-row>
        <table:table-row table:style-name="ro1">
          <table:table-cell office:value-type="string" calcext:value-type="string">
            <text:p>368506_5187472.wav.wav</text:p>
          </table:table-cell>
          <table:table-cell office:value-type="string" calcext:value-type="string">
            <text:p>0/3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8_2518.wav.wav</text:p>
          </table:table-cell>
          <table:table-cell office:value-type="string" calcext:value-type="string">
            <text:p>0/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97_2518.wav.wav</text:p>
          </table:table-cell>
          <table:table-cell office:value-type="string" calcext:value-type="string">
            <text:p>6/279</text:p>
          </table:table-cell>
          <table:table-cell office:value-type="float" office:value="0.978494623655914" calcext:value-type="float">
            <text:p>0.978494623655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3_2518.wav.wav</text:p>
          </table:table-cell>
          <table:table-cell office:value-type="string" calcext:value-type="string">
            <text:p>2/160</text:p>
          </table:table-cell>
          <table:table-cell office:value-type="float" office:value="0.9875" calcext:value-type="float">
            <text:p>0.9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9_586.wav.wav</text:p>
          </table:table-cell>
          <table:table-cell office:value-type="string" calcext:value-type="string">
            <text:p>0/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3_838.wav.wav</text:p>
          </table:table-cell>
          <table:table-cell office:value-type="string" calcext:value-type="string">
            <text:p>1/259</text:p>
          </table:table-cell>
          <table:table-cell office:value-type="float" office:value="0.996138996138996" calcext:value-type="float">
            <text:p>0.996138996138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6_838.wav.wav</text:p>
          </table:table-cell>
          <table:table-cell office:value-type="string" calcext:value-type="string">
            <text:p>2/240</text:p>
          </table:table-cell>
          <table:table-cell office:value-type="float" office:value="0.991666666666667" calcext:value-type="float">
            <text:p>0.991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27:16.248173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6T14:27:24.384596530</dc:date>
    <meta:editing-duration>PT1M18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